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4.604cm" style:page-number="auto" fo:break-before="auto" fo:break-after="auto" table:align="left" style:shadow="none" style:may-break-between-rows="false"/>
    </style:style>
    <style:style style:name="Tabella1.A" style:family="table-column">
      <style:table-column-properties style:column-width="4.604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4.392cm" table:align="left" style:shadow="none"/>
    </style:style>
    <style:style style:name="Tabella2.A" style:family="table-column">
      <style:table-column-properties style:column-width="2.302cm"/>
    </style:style>
    <style:style style:name="Tabella2.B" style:family="table-column">
      <style:table-column-properties style:column-width="1.005cm"/>
    </style:style>
    <style:style style:name="Tabella2.C" style:family="table-column">
      <style:table-column-properties style:column-width="1.085cm"/>
    </style:style>
    <style:style style:name="Tabella2.A1" style:family="table-cell">
      <style:table-cell-properties fo:padding="0.097cm" fo:border-left="0.05pt dotted #dddddd" fo:border-right="none" fo:border-top="0.05pt dotted #dddddd" fo:border-bottom="0.05pt dotted #dddddd"/>
    </style:style>
    <style:style style:name="Tabella2.C1" style:family="table-cell">
      <style:table-cell-properties fo:padding="0.097cm" fo:border="0.05pt dotted #dddddd"/>
    </style:style>
    <style:style style:name="P1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Arial" fo:font-size="8pt" fo:font-weight="bold" officeooo:paragraph-rsid="000cb830" style:font-size-asian="8pt" style:font-weight-asian="bold" style:font-size-complex="8pt" style:font-weight-complex="bold"/>
    </style:style>
    <style:style style:name="P21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officeooo:paragraph-rsid="000915b2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Arial" fo:font-size="8pt" fo:font-weight="bold" officeooo:paragraph-rsid="000cb830" style:font-size-asian="8pt" style:font-weight-asian="bold" style:font-size-complex="8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808080" style:font-name="Arial" fo:font-size="6pt" fo:font-weight="bold" officeooo:paragraph-rsid="000cb830" style:font-size-asian="6pt" style:font-weight-asian="bold" style:font-size-complex="6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808080" style:font-name="Arial" fo:font-size="6pt" officeooo:paragraph-rsid="000cb830" style:font-size-asian="6pt" style:font-size-complex="6pt"/>
    </style:style>
    <style:style style:name="P25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808080" style:font-name="Arial" fo:font-size="6pt" officeooo:paragraph-rsid="000cb830" style:font-size-asian="6pt" style:font-size-complex="6pt"/>
    </style:style>
    <style:style style:name="P26" style:family="paragraph" style:parent-style-name="Header">
      <style:paragraph-properties fo:text-align="center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 style:master-page-name="">
      <style:paragraph-properties fo:margin-left="0cm" fo:margin-right="0.026cm" fo:margin-top="0cm" fo:margin-bottom="0.3cm" style:contextual-spacing="false" fo:text-align="start" style:justify-single-word="false" fo:text-indent="0cm" style:auto-text-indent="false" style:page-number="auto" fo:break-before="auto" fo:break-after="auto" fo:background-color="transparent" style:shadow="none">
        <style:tab-stops/>
        <style:background-image/>
      </style:paragraph-properties>
      <style:text-properties style:font-name="Ubuntu Light" fo:font-size="10pt" fo:font-weight="bold" officeooo:paragraph-rsid="00085e90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.026cm" fo:margin-top="0cm" fo:margin-bottom="0.3cm" style:contextual-spacing="false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auto" fo:break-after="auto" fo:background-color="#dddddd" style:shadow="none">
        <style:tab-stops/>
        <style:background-image/>
      </style:paragraph-properties>
      <style:text-properties style:font-name="Ubuntu Light" fo:font-size="7pt" fo:font-weight="bold" officeooo:paragraph-rsid="0014ecac" style:font-size-asian="7pt" style:font-weight-asian="bold" style:font-size-complex="7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size="16.5pt" style:font-size-asian="16.5pt" style:font-size-complex="16.5pt"/>
    </style:style>
    <style:style style:name="T5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0cb830"/>
    </style:style>
    <style:style style:name="T9" style:family="text">
      <style:text-properties officeooo:rsid="00100a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placeholder text:placeholder-type="text">&lt;setLang('it_IT')&gt;</text:placeholder><text:placeholder text:placeholder-type="text">&lt;for each="o in get_objects()"&gt;</text:placeholder>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0"><text:placeholder text:placeholder-type="text">&lt;formatLang(o[0], date=True)&gt;</text:placeholder></text:p>
          </table:table-cell>
        </table:table-row>
        <table:table-row table:style-name="Tabella1.1">
          <table:table-cell table:style-name="Tabella1.A2" office:value-type="string">
            <text:p text:style-name="P22"><text:placeholder text:placeholder-type="text">&lt;for each="record in o[1]"&gt;</text:placeholder></text:p>
            <table:table table:name="Tabella2" table:style-name="Tabella2">
              <table:table-column table:style-name="Tabella2.A"/>
              <table:table-column table:style-name="Tabella2.B"/>
              <table:table-column table:style-name="Tabella2.C"/>
              <table:table-row>
                <table:table-cell table:style-name="Tabella2.A1" office:value-type="string">
                  <text:p text:style-name="P23"><text:placeholder text:placeholder-type="text">&lt;record[0]&gt;</text:placeholder></text:p>
                </table:table-cell>
                <table:table-cell table:style-name="Tabella2.A1" office:value-type="string">
                  <text:p text:style-name="P24"><text:span text:style-name="T8">H.: </text:span><text:placeholder text:placeholder-type="text">&lt;record[1]&gt;</text:placeholder></text:p>
                </table:table-cell>
                <table:table-cell table:style-name="Tabella2.C1" office:value-type="string">
                  <text:p text:style-name="P24"><text:span text:style-name="T9">Lav.: </text:span><text:placeholder text:placeholder-type="text">&lt;record[2]&gt;</text:placeholder></text:p>
                </table:table-cell>
              </table:table-row>
            </table:table>
            <text:p text:style-name="P20"><text:span text:style-name="T3"><text:placeholder text:placeholder-type="text">&lt;/for&gt;</text:placeholder></text:span></text:p>
          </table:table-cell>
        </table:table-row>
      </table:table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fo:font-size="12pt" fo:font-weight="bold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fo:border="none" fo:padding="0cm" style:shadow="none" fo:background-color="transparent" style:writing-mode="lr-tb" style:footnote-max-height="0cm">
        <style:background-image/>
        <style:columns fo:column-count="6" fo:column-gap="0cm">
          <style:column style:rel-width="2749*" fo:start-indent="0cm" fo:end-indent="0cm"/>
          <style:column style:rel-width="2749*" fo:start-indent="0cm" fo:end-indent="0cm"/>
          <style:column style:rel-width="2749*" fo:start-indent="0cm" fo:end-indent="0cm"/>
          <style:column style:rel-width="2749*" fo:start-indent="0cm" fo:end-indent="0cm"/>
          <style:column style:rel-width="2749*" fo:start-indent="0cm" fo:end-indent="0cm"/>
          <style:column style:rel-width="2753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laceholder text:placeholder-type="text">&lt;'Firma RAQ' if o.state == 'saw'else ''&gt;</text:placeholder> <text:s text:c="4"/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9-26T13:25:40.008908684</dc:date>
    <meta:editing-duration>P1DT14H33M46S</meta:editing-duration>
    <meta:editing-cycles>367</meta:editing-cycles>
    <meta:generator>LibreOffice/4.2.6.3$Linux_X86_64 LibreOffice_project/420m0$Build-3</meta:generator>
    <meta:document-statistic meta:table-count="2" meta:image-count="0" meta:object-count="0" meta:page-count="1" meta:paragraph-count="9" meta:word-count="24" meta:character-count="205" meta:non-whitespace-character-count="185"/>
    <meta:user-defined meta:name="Info 1"/>
    <meta:user-defined meta:name="Info 2"/>
    <meta:user-defined meta:name="Info 3"/>
    <meta:user-defined meta:name="Info 4"/>
  </office:meta>
</office:document-meta>
</file>